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Arial" style:font-name-asian="Microsoft YaHei" style:font-name-complex="Mang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breadboard keyboard supplie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/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Part Number</text:p>
          </table:table-cell>
          <table:table-cell table:style-name="ce2" office:value-type="string" calcext:value-type="string">
            <text:p>Min quantity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2">
          <table:table-cell table:style-name="ce2" office:value-type="string" calcext:value-type="string">
            <text:p>Available at PJRC: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Teensy LC with Pins</text:p>
          </table:table-cell>
          <table:table-cell office:value-type="string" calcext:value-type="string">
            <text:p>PJRC</text:p>
          </table:table-cell>
          <table:table-cell office:value-type="string" calcext:value-type="string">
            <text:p>TEENSYLC_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pjrc.com/store/teensylc_pins.html" xlink:type="simple">http://www.pjrc.com/store/teensylc_pins.html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SB Cable with 5-Pin Micro-B Pl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pjrc.com/store/cable_usb_micro_b.html" xlink:type="simple">http://www.pjrc.com/store/cable_usb_micro_b.html</text:a>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calcext:value-type="string">
            <text:p>Available at Digi-Key: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1N4148 diode, through the hole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1N41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www.digikey.com/product-detail/en/fairchild-semiconductor/1N4148/1N4148FS-ND/458603" xlink:type="simple">http://www.digikey.com/product-detail/en/fairchild-semiconductor/1N4148/1N4148FS-ND/458603</text:a></text:p>
          </table:table-cell>
          <table:table-cell office:value-type="string" calcext:value-type="string">
            <text:p>one per switch, the breadboard keyboard can hold up to 24 switches</text:p>
          </table:table-cell>
        </table:table-row>
        <table:table-row table:style-name="ro2">
          <table:table-cell/>
          <table:table-cell office:value-type="string" calcext:value-type="string">
            <text:p>tactile switch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TL59FF160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www.digikey.com/product-detail/en/TL59FF160Q/EG4566CT-ND/1767496" xlink:type="simple">http://www.digikey.com/product-detail/en/TL59FF160Q/EG4566CT-ND/1767496</text:a></text:p>
          </table:table-cell>
          <table:table-cell office:value-type="string" calcext:value-type="string">
            <text:p>Off-Mom tactile switch with long leads (short leads pop out of breadboard)</text:p>
          </table:table-cell>
        </table:table-row>
        <table:table-row table:style-name="ro2">
          <table:table-cell/>
          <table:table-cell table:style-name="ce2" office:value-type="string" calcext:value-type="string">
            <text:p>parts for tutorial_4_two-matrix_split_keyboard.md: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I/O Expander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CP23018-E/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digikey.com/product-search/en?x=18&amp;y=18&amp;lang=en&amp;site=us&amp;keywords=MCP23018-E%2FSP" xlink:type="simple">http://www.digikey.com/product-search/en?x=18&amp;y=18&amp;lang=en&amp;site=us&amp;keywords=MCP23018-E%2FSP</text:a></text:p>
          </table:table-cell>
          <table:table-cell office:value-type="string" calcext:value-type="string">
            <text:p>IO expander for split keyboards</text:p>
          </table:table-cell>
        </table:table-row>
        <table:table-row table:style-name="ro2">
          <table:table-cell/>
          <table:table-cell office:value-type="string" calcext:value-type="string">
            <text:p>0.1u capacitor, through the ho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digikey.com/product-detail/en/K104K15X7RF5TH5/BC1101CT-ND/286723" xlink:type="simple">http://www.digikey.com/product-detail/en/K104K15X7RF5TH5/BC1101CT-ND/286723</text:a></text:p>
          </table:table-cell>
          <table:table-cell table:style-name="ce3" office:value-type="string" calcext:value-type="string">
            <text:p>decoupling capacitor for I/O expander</text:p>
          </table:table-cell>
        </table:table-row>
        <table:table-row table:style-name="ro2">
          <table:table-cell/>
          <table:table-cell office:value-type="string" calcext:value-type="string">
            <text:p>4.7 k Ohm resistor, through the hol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://www.digikey.com/product-detail/en/CF14JT4K70/CF14JT4K70CT-ND/1830366" xlink:type="simple">http://www.digikey.com/product-detail/en/CF14JT4K70/CF14JT4K70CT-ND/1830366</text:a></text:p>
          </table:table-cell>
          <table:table-cell office:value-type="string" calcext:value-type="string">
            <text:p>pull-up resistors for I2C <text:s/>I/O expander</text:p>
          </table:table-cell>
        </table:table-row>
        <table:table-row table:style-name="ro2">
          <table:table-cell/>
          <table:table-cell table:style-name="ce2" office:value-type="string" calcext:value-type="string">
            <text:p>parts for tutorial_5_LEDs.md, two LEDs and resistors:</text:p>
          </table:table-cell>
          <table:table-cell table:number-columns-repeated="4"/>
          <table:table-cell office:value-type="string" calcext:value-type="string">
            <text:p>choice of LED colors, 2 LEDs are needed for the tutorial</text:p>
          </table:table-cell>
        </table:table-row>
        <table:table-row table:style-name="ro2">
          <table:table-cell/>
          <table:table-cell office:value-type="string" calcext:value-type="string">
            <text:p>3mm blue LED</text:p>
          </table:table-cell>
          <table:table-cell office:value-type="string" calcext:value-type="string">
            <text:p>TT Elec / Optek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digikey.com/product-detail/en/OVLLB8C7/365-1201-ND/827137" xlink:type="simple">http://www.digikey.com/product-detail/en/OVLLB8C7/365-1201-ND/827137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3mm yellow LED</text:p>
          </table:table-cell>
          <table:table-cell office:value-type="string" calcext:value-type="string">
            <text:p>TT Elec / Optek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digikey.com/product-detail/en/OVLLY8C7/365-1204-ND/827140" xlink:type="simple">http://www.digikey.com/product-detail/en/OVLLY8C7/365-1204-ND/827140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3mm green LED</text:p>
          </table:table-cell>
          <table:table-cell office:value-type="string" calcext:value-type="string">
            <text:p>TT Elec / Optek</text:p>
          </table:table-cell>
          <table:table-cell table:style-name="ce4"/>
          <table:table-cell/>
          <table:table-cell office:value-type="string" calcext:value-type="string">
            <text:p><text:a xlink:href="http://www.digikey.com/product-detail/en/OVLLG8C7/365-1202-ND/827138" xlink:type="simple">http://www.digikey.com/product-detail/en/OVLLG8C7/365-1202-ND/827138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3mm red LED</text:p>
          </table:table-cell>
          <table:table-cell office:value-type="string" calcext:value-type="string">
            <text:p>TT Elec / Optek</text:p>
          </table:table-cell>
          <table:table-cell table:style-name="ce4"/>
          <table:table-cell/>
          <table:table-cell office:value-type="string" calcext:value-type="string">
            <text:p><text:a xlink:href="http://www.digikey.com/product-detail/en/OVLLR8C7/365-1203-ND/827139" xlink:type="simple">http://www.digikey.com/product-detail/en/OVLLR8C7/365-1203-ND/827139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.7 k Ohm resistor, through the hole</text:p>
          </table:table-cell>
          <table:table-cell/>
          <table:table-cell table:style-name="ce4"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<text:a xlink:href="http://www.digikey.com/product-detail/en/CF14JT4K70/CF14JT4K70CT-ND/1830366" xlink:type="simple">http://www.digikey.com/product-detail/en/CF14JT4K70/CF14JT4K70CT-ND/1830366</text:a></text:p>
          </table:table-cell>
          <table:table-cell office:value-type="string" calcext:value-type="string">
            <text:p>one current-limiting resistor per LED</text:p>
          </table:table-cell>
        </table:table-row>
        <table:table-row table:style-name="ro2">
          <table:table-cell/>
          <table:table-cell office:value-type="string" calcext:value-type="string">
            <text:p>470 Ohm resistor, through the hole</text:p>
          </table:table-cell>
          <table:table-cell/>
          <table:table-cell table:style-name="ce4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<text:a xlink:href="http://www.digikey.com/product-detail/en/stackpole-electronics-inc/CF14JT470R/CF14JT470RCT-ND/1830342" xlink:type="simple">http://www.digikey.com/product-detail/en/stackpole-electronics-inc/CF14JT470R/CF14JT470RCT-ND/1830342</text:a>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parts for tutorial_10_active_high.md</text:p>
          </table:table-cell>
          <table:table-cell/>
          <table:table-cell table:style-name="ce4"/>
          <table:table-cell table:style-name="ce5"/>
          <table:table-cell table:number-columns-repeated="2"/>
        </table:table-row>
        <table:table-row table:style-name="ro2">
          <table:table-cell/>
          <table:table-cell office:value-type="string" calcext:value-type="string">
            <text:p>4.7 k Ohm resistor, through the hole</text:p>
          </table:table-cell>
          <table:table-cell/>
          <table:table-cell table:style-name="ce4"/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<text:a xlink:href="http://www.digikey.com/product-detail/en/CF14JT4K70/CF14JT4K70CT-ND/1830366" xlink:type="simple">http://www.digikey.com/product-detail/en/CF14JT4K70/CF14JT4K70CT-ND/1830366</text:a></text:p>
          </table:table-cell>
          <table:table-cell office:value-type="string" calcext:value-type="string">
            <text:p>one pull-down resistors per column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calcext:value-type="string">
            <text:p>Available on eBay and AliExpress:</text:p>
          </table:table-cell>
          <table:table-cell table:number-columns-repeated="2"/>
          <table:table-cell office:value-type="string" calcext:value-type="string">
            <text:p><text:a xlink:href="http://www.ebay.com/sch/Electronic-Component-Tools-/73154/i.html" xlink:type="simple">http://www.ebay.com/sch/Electronic-Component-Tools-/73154/i.html</text:a></text:p>
          </table:table-cell>
          <table:table-cell/>
          <table:table-cell office:value-type="string" calcext:value-type="string">
            <text:p><text:a xlink:href="http://www.aliexpress.com/category/502/electronic-components-supplies.html?spm=2114.01020208.2.3.BQd7nM" xlink:type="simple">http://www.aliexpress.com/category/502/electronic-components-supplies.html?spm=2114.01020208.2.3.BQd7nM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830 point breadboa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assorted jumpers, male-male, 65 piec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RNING: I bought 65 pieces colored jumper wires on eBay and two of them where dead,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<text:s/>and 2 had a thin layer of clear glue on the pin that prevented good contact, but could be scraped off with finger nails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<text:s/>Check continuity of each jumper before putting them in your kit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Consider getting two breadboards, two controllers, and extra parts so you don't have to take apart one prototype to try another prototype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hen your done with the breadboard, the Teensy LC can be reused on the PCB.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/00/0000</text:date>, <text:time style:data-style-name="N2" text:time-value="16:05:59.0447916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23:11:22.173536096</meta:creation-date>
    <dc:date>2016-06-10T16:23:40.724171465</dc:date>
    <meta:editing-duration>PT4H7M12S</meta:editing-duration>
    <meta:editing-cycles>31</meta:editing-cycles>
    <meta:generator>LibreOffice/4.4.7.2$Linux_X86_64 LibreOffice_project/40$Build-2</meta:generator>
    <meta:document-statistic meta:table-count="1" meta:cell-count="84" meta:object-count="0"/>
  </office:meta>
</office:document-meta>
</file>